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svět Podsvětí, a nauč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vládl říši Netherworlds, kralovala ostrovu Kopahk mocná čarodějnice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ato zvířata a tím je proměň na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6">00.00.0000</text:date>, <text:time style:data-style-name="N2" text:time-value="21:18:21.710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6-16T21:18:51.010000000</dc:date>
    <meta:editing-duration>PT23H1M41S</meta:editing-duration>
    <meta:editing-cycles>59</meta:editing-cycles>
    <meta:document-statistic meta:table-count="1" meta:cell-count="1531" meta:object-count="0"/>
  </office:meta>
</office:document-meta>
</file>